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5">
          <table:table-cell table:style-name="ce16" office:value-type="date" office:date-value="2025-04-17" calcext:value-type="date">
            <text:p>2025-04-1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4">
          <table:table-cell table:style-name="ce16" office:value-type="date" office:date-value="2025-04-21" calcext:value-type="date">
            <text:p>2025-04-2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12"/>
        </table:table-row>
        <table:table-row table:style-name="ro5">
          <table:table-cell table:style-name="ce16" office:value-type="date" office:date-value="2025-04-22" calcext:value-type="date">
            <text:p>2025-04-22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Added map matching to centralised offline clustering implementation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24" calcext:value-type="date">
            <text:p>2025-04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Prepared for Meeting with Thomas</text:p>
          </table:table-cell>
          <table:table-cell table:style-name="ce12"/>
        </table:table-row>
        <table:table-row table:style-name="ro5">
          <table:table-cell table:style-name="ce16" office:value-type="date" office:date-value="2025-04-25" calcext:value-type="date">
            <text:p>2025-04-25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Finished centralised offline system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8" calcext:value-type="date">
            <text:p>2025-04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1" calcext:value-type="date">
            <text:p>2025-05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3" calcext:value-type="date">
            <text:p>2025-05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4" calcext:value-type="date">
            <text:p>2025-05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6" calcext:value-type="date">
            <text:p>2025-05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44.75" calcext:value-type="float">
            <text:p>144.7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29761904761905" calcext:value-type="float">
            <text:p>2.30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16:38:13.212215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4-27T16:41:49.292154927</dc:date>
    <meta:editing-duration>PT2H6M25S</meta:editing-duration>
    <meta:editing-cycles>70</meta:editing-cycles>
    <meta:generator>LibreOffice/24.2.7.2$Linux_X86_64 LibreOffice_project/420$Build-2</meta:generator>
    <meta:document-statistic meta:table-count="1" meta:cell-count="246" meta:object-count="0"/>
  </office:meta>
</office:document-meta>
</file>